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85cm" fo:min-width="8.4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4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9cm"/>
    </style:style>
    <style:style style:name="gr7" style:family="graphic" style:parent-style-name="standard">
      <style:graphic-properties draw:textarea-horizontal-align="justify" draw:textarea-vertical-align="middle" draw:auto-grow-height="false" fo:min-height="1.378cm" fo:min-width="1.128cm"/>
    </style:style>
    <style:style style:name="gr8" style:family="graphic" style:parent-style-name="standard">
      <style:graphic-properties svg:stroke-color="#000000" draw:fill-color="#ff3333" draw:textarea-horizontal-align="justify" draw:textarea-vertical-align="middle" draw:auto-grow-height="false" fo:min-height="1.378cm" fo:min-width="1.12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6.1cm" svg:x="1.3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9cm" svg:height="6.1cm" svg:x="10.6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9cm" svg:height="6.1cm" svg:x="1.3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9cm" svg:height="6.1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9cm" svg:height="6.1cm" svg:x="19.8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cm" svg:height="0.962cm" svg:x="1.7cm" svg:y="8.5cm">
          <draw:text-box draw:corner-radius="0.7cm">
            <text:p><text:span text:style-name="T1">Garden</text:span></text:p>
          </draw:text-box>
        </draw:frame>
        <draw:frame draw:style-name="gr2" draw:text-style-name="P2" draw:layer="layout" svg:width="3.4cm" svg:height="0.962cm" svg:x="11.1cm" svg:y="1.838cm">
          <draw:text-box>
            <text:p><text:span text:style-name="T1">Garden</text:span></text:p>
          </draw:text-box>
        </draw:frame>
        <draw:frame draw:style-name="gr2" draw:text-style-name="P2" draw:layer="layout" svg:width="3.4cm" svg:height="0.962cm" svg:x="1.8cm" svg:y="1.8cm">
          <draw:text-box>
            <text:p><text:span text:style-name="T1">House</text:span></text:p>
          </draw:text-box>
        </draw:frame>
        <draw:frame draw:style-name="gr2" draw:text-style-name="P2" draw:layer="layout" svg:width="3.4cm" svg:height="0.962cm" svg:x="11.4cm" svg:y="8.6cm">
          <draw:text-box>
            <text:p><text:span text:style-name="T1">Garden</text:span></text:p>
          </draw:text-box>
        </draw:frame>
        <draw:frame draw:style-name="gr3" draw:text-style-name="P3" draw:layer="layout" svg:width="6cm" svg:height="2cm" svg:x="11.3cm" svg:y="3.3cm">
          <draw:text-box>
            <text:list text:style-name="L1">
              <text:list-item>
                <text:p>Light Vegetation</text:p>
              </text:list-item>
            </text:list>
          </draw:text-box>
        </draw:frame>
        <draw:frame draw:style-name="gr4" draw:text-style-name="P3" draw:layer="layout" svg:width="5.6cm" svg:height="2.384cm" svg:x="20.5cm" svg:y="16cm">
          <draw:text-box>
            <text:list text:style-name="L1">
              <text:list-item>
                <text:p>Road</text:p>
              </text:list-item>
              <text:list-item>
                <text:p>Open Ground</text:p>
              </text:list-item>
            </text:list>
          </draw:text-box>
        </draw:frame>
        <draw:frame draw:style-name="gr5" draw:text-style-name="P3" draw:layer="layout" svg:width="6.6cm" svg:height="4.517cm" svg:x="1.9cm" svg:y="2.7cm">
          <draw:text-box>
            <text:list text:style-name="L1">
              <text:list-item>
                <text:p>Windows</text:p>
              </text:list-item>
              <text:list-item>
                <text:p>Furniture</text:p>
              </text:list-item>
              <text:list-item>
                <text:p>Medium Cover</text:p>
              </text:list-item>
              <text:list-item>
                <text:p>Rough Terrain</text:p>
              </text:list-item>
            </text:list>
          </draw:text-box>
        </draw:frame>
        <draw:frame draw:style-name="gr3" draw:text-style-name="P3" draw:layer="layout" svg:width="6cm" svg:height="2cm" svg:x="11.7cm" svg:y="9.9cm">
          <draw:text-box>
            <text:list text:style-name="L1">
              <text:list-item>
                <text:p>Light Vegetation</text:p>
              </text:list-item>
            </text:list>
          </draw:text-box>
        </draw:frame>
        <draw:frame draw:style-name="gr3" draw:text-style-name="P3" draw:layer="layout" svg:width="6cm" svg:height="2cm" svg:x="1.9cm" svg:y="10cm">
          <draw:text-box>
            <text:list text:style-name="L1">
              <text:list-item>
                <text:p>Light Vegetation</text:p>
              </text:list-item>
            </text:list>
          </draw:text-box>
        </draw:frame>
        <draw:frame draw:style-name="gr6" draw:text-style-name="P2" draw:layer="layout" svg:width="5.269cm" svg:height="0.962cm" svg:x="20.5cm" svg:y="15cm">
          <draw:text-box>
            <text:p><text:span text:style-name="T1">Outside Garden</text:span></text:p>
          </draw:text-box>
        </draw:frame>
        <draw:custom-shape draw:style-name="gr7" draw:text-style-name="P4" draw:layer="layout" svg:width="2.3cm" svg:height="2.3cm" svg:x="7.5cm" svg:y="2cm">
          <text:p text:style-name="P4">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3cm" svg:height="2.3cm" svg:x="7.5cm" svg:y="4.9cm">
          <text:p text:style-name="P4">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3cm" svg:height="2.3cm" svg:x="25.9cm" svg:y="17.2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3cm" svg:height="2.3cm" svg:x="5.3cm" svg:y="11.4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3cm" svg:height="2.3cm" svg:x="16.7cm" svg:y="4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3cm" svg:height="2.3cm" svg:x="2.3cm" svg:y="11.2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3cm" svg:height="2.3cm" svg:x="14.1cm" svg:y="4.1cm">
          <text:p text:style-name="P4">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09:02:48.523127945</meta:creation-date>
    <dc:date>2016-12-18T10:39:43.381221676</dc:date>
    <meta:editing-duration>PT2M46S</meta:editing-duration>
    <meta:editing-cycles>2</meta:editing-cycles>
    <meta:generator>LibreOffice/5.1.4.2$Linux_X86_64 LibreOffice_project/10m0$Build-2</meta:generator>
    <meta:document-statistic meta:object-count="22"/>
  </office:meta>
</office:document-meta>
</file>